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709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7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22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1018"/>
        </table:table-row>
        <table:table-row table:style-name="ro1">
          <table:table-cell table:style-name="ce7" office:value-type="string" calcext:value-type="string">
            <text:p>p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table:formula="of:=[.B3]*2" office:value-type="float" office:value="32000" calcext:value-type="float">
            <text:p>32000</text:p>
          </table:table-cell>
          <table:table-cell table:style-name="ce1" table:formula="of:=[.C3]*2" office:value-type="float" office:value="64000" calcext:value-type="float">
            <text:p>64000</text:p>
          </table:table-cell>
          <table:table-cell table:style-name="ce1" table:formula="of:=[.D3]*2" office:value-type="float" office:value="128000" calcext:value-type="float">
            <text:p>128000</text:p>
          </table:table-cell>
          <table:table-cell table:style-name="ce1" table:formula="of:=[.E3]*2" office:value-type="float" office:value="256000" calcext:value-type="float">
            <text:p>256000</text:p>
          </table:table-cell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8" table:formula="of:=[$data.$D1]" office:value-type="float" office:value="3.0170417" calcext:value-type="float">
            <text:p>3,01704</text:p>
          </table:table-cell>
          <table:table-cell table:style-name="ce18" table:formula="of:=[$data.$D11]" office:value-type="float" office:value="6.0045454" calcext:value-type="float">
            <text:p>6,00455</text:p>
          </table:table-cell>
          <table:table-cell table:style-name="ce18" table:formula="of:=[$data.$D21]" office:value-type="float" office:value="12.0152135" calcext:value-type="float">
            <text:p>12,01521</text:p>
          </table:table-cell>
          <table:table-cell table:style-name="ce18" table:formula="of:=[$data.$D31]" office:value-type="float" office:value="24.0138222" calcext:value-type="float">
            <text:p>24,01382</text:p>
          </table:table-cell>
          <table:table-cell table:style-name="ce18" table:formula="of:=[$data.$D41]" office:value-type="float" office:value="48.0117302" calcext:value-type="float">
            <text:p>48,01173</text:p>
          </table:table-cell>
          <table:table-cell table:number-columns-repeated="101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9" table:formula="of:=[$data.$D51]" office:value-type="float" office:value="1.5459168" calcext:value-type="float">
            <text:p>1,54592</text:p>
          </table:table-cell>
          <table:table-cell table:style-name="ce19" table:formula="of:=[$data.$D61]" office:value-type="float" office:value="3.0453417" calcext:value-type="float">
            <text:p>3,04534</text:p>
          </table:table-cell>
          <table:table-cell table:style-name="ce19" table:formula="of:=[$data.$D71]" office:value-type="float" office:value="6.0451051" calcext:value-type="float">
            <text:p>6,04511</text:p>
          </table:table-cell>
          <table:table-cell table:style-name="ce19" table:formula="of:=[$data.$D81]" office:value-type="float" office:value="12.0410746" calcext:value-type="float">
            <text:p>12,04107</text:p>
          </table:table-cell>
          <table:table-cell table:style-name="ce19" table:formula="of:=[$data.$D91]" office:value-type="float" office:value="24.0383166" calcext:value-type="float">
            <text:p>24,03832</text:p>
          </table:table-cell>
          <table:table-cell table:number-columns-repeated="101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8" table:formula="of:=[$data.$D101]" office:value-type="float" office:value="0.8093942" calcext:value-type="float">
            <text:p>0,80939</text:p>
          </table:table-cell>
          <table:table-cell table:style-name="ce18" table:formula="of:=[$data.$D111]" office:value-type="float" office:value="1.5708103" calcext:value-type="float">
            <text:p>1,57081</text:p>
          </table:table-cell>
          <table:table-cell table:style-name="ce18" table:formula="of:=[$data.$D121]" office:value-type="float" office:value="3.093657" calcext:value-type="float">
            <text:p>3,09366</text:p>
          </table:table-cell>
          <table:table-cell table:style-name="ce18" table:formula="of:=[$data.$D131]" office:value-type="float" office:value="6.1489939" calcext:value-type="float">
            <text:p>6,14899</text:p>
          </table:table-cell>
          <table:table-cell table:style-name="ce18" table:formula="of:=[$data.$D141]" office:value-type="float" office:value="12.2354661" calcext:value-type="float">
            <text:p>12,23547</text:p>
          </table:table-cell>
          <table:table-cell table:number-columns-repeated="101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9" table:formula="of:=[$data.$D151]" office:value-type="float" office:value="0.4711221" calcext:value-type="float">
            <text:p>0,47112</text:p>
          </table:table-cell>
          <table:table-cell table:style-name="ce19" table:formula="of:=[$data.$D161]" office:value-type="float" office:value="0.8983195" calcext:value-type="float">
            <text:p>0,89832</text:p>
          </table:table-cell>
          <table:table-cell table:style-name="ce19" table:formula="of:=[$data.$D171]" office:value-type="float" office:value="1.7437634" calcext:value-type="float">
            <text:p>1,74376</text:p>
          </table:table-cell>
          <table:table-cell table:style-name="ce19" table:formula="of:=[$data.$D181]" office:value-type="float" office:value="3.4433105" calcext:value-type="float">
            <text:p>3,44331</text:p>
          </table:table-cell>
          <table:table-cell table:style-name="ce19" table:formula="of:=[$data.$D191]" office:value-type="float" office:value="6.8442977" calcext:value-type="float">
            <text:p>6,84430</text:p>
          </table:table-cell>
          <table:table-cell table:number-columns-repeated="1018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8" table:formula="of:=[$data.$D201]" office:value-type="float" office:value="0.4587228" calcext:value-type="float">
            <text:p>0,45872</text:p>
          </table:table-cell>
          <table:table-cell table:style-name="ce18" table:formula="of:=[$data.$D211]" office:value-type="float" office:value="0.8100172" calcext:value-type="float">
            <text:p>0,81002</text:p>
          </table:table-cell>
          <table:table-cell table:style-name="ce18" table:formula="of:=[$data.$D221]" office:value-type="float" office:value="1.433182" calcext:value-type="float">
            <text:p>1,43318</text:p>
          </table:table-cell>
          <table:table-cell table:style-name="ce18" table:formula="of:=[$data.$D231]" office:value-type="float" office:value="2.6689194" calcext:value-type="float">
            <text:p>2,66892</text:p>
          </table:table-cell>
          <table:table-cell table:style-name="ce18" table:formula="of:=[$data.$D241]" office:value-type="float" office:value="5.1030942" calcext:value-type="float">
            <text:p>5,10309</text:p>
          </table:table-cell>
          <table:table-cell table:number-columns-repeated="1018"/>
        </table:table-row>
        <table:table-row table:style-name="ro1">
          <table:table-cell table:style-name="ce9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1018"/>
        </table:table-row>
        <table:table-row table:style-name="ro1">
          <table:table-cell table:style-name="ce7" office:value-type="string" calcext:value-type="string">
            <text:p>p</text:p>
          </table:table-cell>
          <table:table-cell table:style-name="ce16" table:formula="of:=[.B3]" office:value-type="float" office:value="16000" calcext:value-type="float">
            <text:p>16000</text:p>
          </table:table-cell>
          <table:table-cell table:style-name="ce16" table:formula="of:=[.C3]" office:value-type="float" office:value="32000" calcext:value-type="float">
            <text:p>32000</text:p>
          </table:table-cell>
          <table:table-cell table:style-name="ce16" table:formula="of:=[.D3]" office:value-type="float" office:value="64000" calcext:value-type="float">
            <text:p>64000</text:p>
          </table:table-cell>
          <table:table-cell table:style-name="ce16" table:formula="of:=[.E3]" office:value-type="float" office:value="128000" calcext:value-type="float">
            <text:p>128000</text:p>
          </table:table-cell>
          <table:table-cell table:style-name="ce16" table:formula="of:=[.F3]" office:value-type="float" office:value="256000" calcext:value-type="float">
            <text:p>256000</text:p>
          </table:table-cell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table:formula="of:=[.B4]/[.B4]" office:value-type="float" office:value="1" calcext:value-type="float">
            <text:p>1,0000</text:p>
          </table:table-cell>
          <table:table-cell table:style-name="ce12" table:formula="of:=[.C4]/[.C4]" office:value-type="float" office:value="1" calcext:value-type="float">
            <text:p>1,0000</text:p>
          </table:table-cell>
          <table:table-cell table:style-name="ce12" table:formula="of:=[.D4]/[.D4]" office:value-type="float" office:value="1" calcext:value-type="float">
            <text:p>1,0000</text:p>
          </table:table-cell>
          <table:table-cell table:style-name="ce12" table:formula="of:=[.E4]/[.E4]" office:value-type="float" office:value="1" calcext:value-type="float">
            <text:p>1,0000</text:p>
          </table:table-cell>
          <table:table-cell table:style-name="ce12" table:formula="of:=[.F4]/[.F4]" office:value-type="float" office:value="1" calcext:value-type="float">
            <text:p>1,0000</text:p>
          </table:table-cell>
          <table:table-cell table:number-columns-repeated="101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" table:formula="of:=[.B4]/[.B5]" office:value-type="float" office:value="1.9516197120052" calcext:value-type="float">
            <text:p>1,9516</text:p>
          </table:table-cell>
          <table:table-cell table:style-name="ce4" table:formula="of:=[.C4]/[.C5]" office:value-type="float" office:value="1.97171483252602" calcext:value-type="float">
            <text:p>1,9717</text:p>
          </table:table-cell>
          <table:table-cell table:style-name="ce4" table:formula="of:=[.D4]/[.D5]" office:value-type="float" office:value="1.98759381371219" calcext:value-type="float">
            <text:p>1,9876</text:p>
          </table:table-cell>
          <table:table-cell table:style-name="ce4" table:formula="of:=[.E4]/[.E5]" office:value-type="float" office:value="1.99432550646269" calcext:value-type="float">
            <text:p>1,9943</text:p>
          </table:table-cell>
          <table:table-cell table:style-name="ce4" table:formula="of:=[.F4]/[.F5]" office:value-type="float" office:value="1.99730001892063" calcext:value-type="float">
            <text:p>1,9973</text:p>
          </table:table-cell>
          <table:table-cell table:number-columns-repeated="101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2" table:formula="of:=[.B4]/[.B6]" office:value-type="float" office:value="3.72753066429189" calcext:value-type="float">
            <text:p>3,7275</text:p>
          </table:table-cell>
          <table:table-cell table:style-name="ce12" table:formula="of:=[.C4]/[.C6]" office:value-type="float" office:value="3.82257832151979" calcext:value-type="float">
            <text:p>3,8226</text:p>
          </table:table-cell>
          <table:table-cell table:style-name="ce12" table:formula="of:=[.D4]/[.D6]" office:value-type="float" office:value="3.88382212378425" calcext:value-type="float">
            <text:p>3,8838</text:p>
          </table:table-cell>
          <table:table-cell table:style-name="ce12" table:formula="of:=[.E4]/[.E6]" office:value-type="float" office:value="3.90532542242398" calcext:value-type="float">
            <text:p>3,9053</text:p>
          </table:table-cell>
          <table:table-cell table:style-name="ce12" table:formula="of:=[.F4]/[.F6]" office:value-type="float" office:value="3.92398048489546" calcext:value-type="float">
            <text:p>3,9240</text:p>
          </table:table-cell>
          <table:table-cell table:number-columns-repeated="101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4" table:formula="of:=[.B4]/[.B7]" office:value-type="float" office:value="6.40394857299201" calcext:value-type="float">
            <text:p>6,4039</text:p>
          </table:table-cell>
          <table:table-cell table:style-name="ce4" table:formula="of:=[.C4]/[.C7]" office:value-type="float" office:value="6.68419799414351" calcext:value-type="float">
            <text:p>6,6842</text:p>
          </table:table-cell>
          <table:table-cell table:style-name="ce4" table:formula="of:=[.D4]/[.D7]" office:value-type="float" office:value="6.89039206809823" calcext:value-type="float">
            <text:p>6,8904</text:p>
          </table:table-cell>
          <table:table-cell table:style-name="ce4" table:formula="of:=[.E4]/[.E7]" office:value-type="float" office:value="6.97405075725817" calcext:value-type="float">
            <text:p>6,9741</text:p>
          </table:table-cell>
          <table:table-cell table:style-name="ce4" table:formula="of:=[.F4]/[.F7]" office:value-type="float" office:value="7.01485123886414" calcext:value-type="float">
            <text:p>7,0149</text:p>
          </table:table-cell>
          <table:table-cell table:number-columns-repeated="1018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2" table:formula="of:=[.B4]/[.B8]" office:value-type="float" office:value="6.57704762004418" calcext:value-type="float">
            <text:p>6,5770</text:p>
          </table:table-cell>
          <table:table-cell table:style-name="ce12" table:formula="of:=[.C4]/[.C8]" office:value-type="float" office:value="7.41286160343262" calcext:value-type="float">
            <text:p>7,4129</text:p>
          </table:table-cell>
          <table:table-cell table:style-name="ce12" table:formula="of:=[.D4]/[.D8]" office:value-type="float" office:value="8.38359224439046" calcext:value-type="float">
            <text:p>8,3836</text:p>
          </table:table-cell>
          <table:table-cell table:style-name="ce12" table:formula="of:=[.E4]/[.E8]" office:value-type="float" office:value="8.99758239233451" calcext:value-type="float">
            <text:p>8,9976</text:p>
          </table:table-cell>
          <table:table-cell table:style-name="ce12" table:formula="of:=[.F4]/[.F8]" office:value-type="float" office:value="9.40835663978141" calcext:value-type="float">
            <text:p>9,4084</text:p>
          </table:table-cell>
          <table:table-cell table:number-columns-repeated="1018"/>
        </table:table-row>
        <table:table-row table:style-name="ro2">
          <table:table-cell table:style-name="ce9" table:number-columns-repeated="6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1018"/>
        </table:table-row>
        <table:table-row table:style-name="ro2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1018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" table:formula="of:=[.B12]" office:value-type="float" office:value="16000" calcext:value-type="float">
            <text:p>16000</text:p>
          </table:table-cell>
          <table:table-cell table:style-name="ce1" table:formula="of:=[.C12]" office:value-type="float" office:value="32000" calcext:value-type="float">
            <text:p>32000</text:p>
          </table:table-cell>
          <table:table-cell table:style-name="ce1" table:formula="of:=[.D12]" office:value-type="float" office:value="64000" calcext:value-type="float">
            <text:p>64000</text:p>
          </table:table-cell>
          <table:table-cell table:style-name="ce1" table:formula="of:=[.E12]" office:value-type="float" office:value="128000" calcext:value-type="float">
            <text:p>128000</text:p>
          </table:table-cell>
          <table:table-cell table:style-name="ce1" table:formula="of:=[.F12]" office:value-type="float" office:value="256000" calcext:value-type="float">
            <text:p>256000</text:p>
          </table:table-cell>
          <table:table-cell table:number-columns-repeated="101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table:formula="of:=[.B13]/[.$A$22]" office:value-type="float" office:value="1" calcext:value-type="float">
            <text:p>1,0000</text:p>
          </table:table-cell>
          <table:table-cell table:style-name="ce12" table:formula="of:=[.C13]/[.$A$22]" office:value-type="float" office:value="1" calcext:value-type="float">
            <text:p>1,0000</text:p>
          </table:table-cell>
          <table:table-cell table:style-name="ce12" table:formula="of:=[.D13]/[.$A$22]" office:value-type="float" office:value="1" calcext:value-type="float">
            <text:p>1,0000</text:p>
          </table:table-cell>
          <table:table-cell table:style-name="ce12" table:formula="of:=[.E13]/[.$A$22]" office:value-type="float" office:value="1" calcext:value-type="float">
            <text:p>1,0000</text:p>
          </table:table-cell>
          <table:table-cell table:style-name="ce12" table:formula="of:=[.F13]/[.$A$22]" office:value-type="float" office:value="1" calcext:value-type="float">
            <text:p>1,0000</text:p>
          </table:table-cell>
          <table:table-cell table:number-columns-repeated="1018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4" table:formula="of:=[.B14]/[.$A$23]" office:value-type="float" office:value="0.9758098560026" calcext:value-type="float">
            <text:p>0,9758</text:p>
          </table:table-cell>
          <table:table-cell table:style-name="ce4" table:formula="of:=[.C14]/[.$A$23]" office:value-type="float" office:value="0.985857416263009" calcext:value-type="float">
            <text:p>0,9859</text:p>
          </table:table-cell>
          <table:table-cell table:style-name="ce4" table:formula="of:=[.D14]/[.$A$23]" office:value-type="float" office:value="0.993796906856094" calcext:value-type="float">
            <text:p>0,9938</text:p>
          </table:table-cell>
          <table:table-cell table:style-name="ce4" table:formula="of:=[.E14]/[.$A$23]" office:value-type="float" office:value="0.997162753231344" calcext:value-type="float">
            <text:p>0,9972</text:p>
          </table:table-cell>
          <table:table-cell table:style-name="ce4" table:formula="of:=[.F14]/[.$A$23]" office:value-type="float" office:value="0.998650009460313" calcext:value-type="float">
            <text:p>0,9987</text:p>
          </table:table-cell>
          <table:table-cell table:number-columns-repeated="1018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2" table:formula="of:=[.B15]/[.$A$24]" office:value-type="float" office:value="0.931882666072971" calcext:value-type="float">
            <text:p>0,9319</text:p>
          </table:table-cell>
          <table:table-cell table:style-name="ce12" table:formula="of:=[.C15]/[.$A$24]" office:value-type="float" office:value="0.955644580379948" calcext:value-type="float">
            <text:p>0,9556</text:p>
          </table:table-cell>
          <table:table-cell table:style-name="ce12" table:formula="of:=[.D15]/[.$A$24]" office:value-type="float" office:value="0.970955530946062" calcext:value-type="float">
            <text:p>0,9710</text:p>
          </table:table-cell>
          <table:table-cell table:style-name="ce12" table:formula="of:=[.E15]/[.$A$24]" office:value-type="float" office:value="0.976331355605996" calcext:value-type="float">
            <text:p>0,9763</text:p>
          </table:table-cell>
          <table:table-cell table:style-name="ce12" table:formula="of:=[.F15]/[.$A$24]" office:value-type="float" office:value="0.980995121223866" calcext:value-type="float">
            <text:p>0,9810</text:p>
          </table:table-cell>
          <table:table-cell table:number-columns-repeated="1018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4" table:formula="of:=[.B16]/[.$A$25]" office:value-type="float" office:value="0.800493571624001" calcext:value-type="float">
            <text:p>0,8005</text:p>
          </table:table-cell>
          <table:table-cell table:style-name="ce4" table:formula="of:=[.C16]/[.$A$25]" office:value-type="float" office:value="0.835524749267938" calcext:value-type="float">
            <text:p>0,8355</text:p>
          </table:table-cell>
          <table:table-cell table:style-name="ce4" table:formula="of:=[.D16]/[.$A$25]" office:value-type="float" office:value="0.861299008512279" calcext:value-type="float">
            <text:p>0,8613</text:p>
          </table:table-cell>
          <table:table-cell table:style-name="ce4" table:formula="of:=[.E16]/[.$A$25]" office:value-type="float" office:value="0.871756344657271" calcext:value-type="float">
            <text:p>0,8718</text:p>
          </table:table-cell>
          <table:table-cell table:style-name="ce4" table:formula="of:=[.F16]/[.$A$25]" office:value-type="float" office:value="0.876856404858018" calcext:value-type="float">
            <text:p>0,8769</text:p>
          </table:table-cell>
          <table:table-cell table:number-columns-repeated="1018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2" table:formula="of:=[.B17]/[.$A$26]" office:value-type="float" office:value="0.411065476252761" calcext:value-type="float">
            <text:p>0,4111</text:p>
          </table:table-cell>
          <table:table-cell table:style-name="ce12" table:formula="of:=[.C17]/[.$A$26]" office:value-type="float" office:value="0.463303850214539" calcext:value-type="float">
            <text:p>0,4633</text:p>
          </table:table-cell>
          <table:table-cell table:style-name="ce12" table:formula="of:=[.D17]/[.$A$26]" office:value-type="float" office:value="0.523974515274403" calcext:value-type="float">
            <text:p>0,5240</text:p>
          </table:table-cell>
          <table:table-cell table:style-name="ce12" table:formula="of:=[.E17]/[.$A$26]" office:value-type="float" office:value="0.562348899520907" calcext:value-type="float">
            <text:p>0,5623</text:p>
          </table:table-cell>
          <table:table-cell table:style-name="ce12" table:formula="of:=[.F17]/[.$A$26]" office:value-type="float" office:value="0.588022289986338" calcext:value-type="float">
            <text:p>0,5880</text:p>
          </table:table-cell>
          <table:table-cell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3.002312" calcext:value-type="float">
            <text:p>3,002312</text:p>
          </table:table-cell>
          <table:table-cell table:formula="of:=AVERAGE([.C1:.C10])" office:value-type="float" office:value="3.0170417" calcext:value-type="float">
            <text:p>3,017041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3.068323" calcext:value-type="float">
            <text:p>3,06832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3.074408" calcext:value-type="float">
            <text:p>3,07440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3.00805" calcext:value-type="float">
            <text:p>3,0080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3.007532" calcext:value-type="float">
            <text:p>3,00753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3.004238" calcext:value-type="float">
            <text:p>3,00423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3.000899" calcext:value-type="float">
            <text:p>3,00089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3.000221" calcext:value-type="float">
            <text:p>3,00022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3.004009" calcext:value-type="float">
            <text:p>3,00400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3.000425" calcext:value-type="float">
            <text:p>3,00042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6.010202" calcext:value-type="float">
            <text:p>6,010202</text:p>
          </table:table-cell>
          <table:table-cell table:formula="of:=AVERAGE([.C11:.C20])" office:value-type="float" office:value="6.0045454" calcext:value-type="float">
            <text:p>6,004545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6.000576" calcext:value-type="float">
            <text:p>6,00057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5.999014" calcext:value-type="float">
            <text:p>5,99901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5.999978" calcext:value-type="float">
            <text:p>5,99997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6.002623" calcext:value-type="float">
            <text:p>6,00262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6.002289" calcext:value-type="float">
            <text:p>6,00228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6.009977" calcext:value-type="float">
            <text:p>6,00997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6.010538" calcext:value-type="float">
            <text:p>6,01053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6.005035" calcext:value-type="float">
            <text:p>6,00503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6.005222" calcext:value-type="float">
            <text:p>6,00522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.053433" calcext:value-type="float">
            <text:p>12,053433</text:p>
          </table:table-cell>
          <table:table-cell table:formula="of:=AVERAGE([.C21:.C30])" office:value-type="float" office:value="12.0152135" calcext:value-type="float">
            <text:p>12,015213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.003188" calcext:value-type="float">
            <text:p>12,00318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.050523" calcext:value-type="float">
            <text:p>12,05052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.0009" calcext:value-type="float">
            <text:p>12,000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1.997198" calcext:value-type="float">
            <text:p>11,99719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.000417" calcext:value-type="float">
            <text:p>12,00041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1.996499" calcext:value-type="float">
            <text:p>11,99649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.000793" calcext:value-type="float">
            <text:p>12,00079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1.998339" calcext:value-type="float">
            <text:p>11,99833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.050845" calcext:value-type="float">
            <text:p>12,05084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4.000535" calcext:value-type="float">
            <text:p>24,000535</text:p>
          </table:table-cell>
          <table:table-cell table:formula="of:=AVERAGE([.C31:.C40])" office:value-type="float" office:value="24.0138222" calcext:value-type="float">
            <text:p>24,013822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4.046572" calcext:value-type="float">
            <text:p>24,04657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4.009648" calcext:value-type="float">
            <text:p>24,00964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4.007691" calcext:value-type="float">
            <text:p>24,00769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4.019654" calcext:value-type="float">
            <text:p>24,01965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4.016664" calcext:value-type="float">
            <text:p>24,01666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4.043713" calcext:value-type="float">
            <text:p>24,04371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4.001809" calcext:value-type="float">
            <text:p>24,00180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3.994967" calcext:value-type="float">
            <text:p>23,99496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23.996969" calcext:value-type="float">
            <text:p>23,99696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7.990959" calcext:value-type="float">
            <text:p>47,990959</text:p>
          </table:table-cell>
          <table:table-cell table:formula="of:=AVERAGE([.C41:.C50])" office:value-type="float" office:value="48.0117302" calcext:value-type="float">
            <text:p>48,011730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7.994363" calcext:value-type="float">
            <text:p>47,99436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8.022586" calcext:value-type="float">
            <text:p>48,02258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8.048357" calcext:value-type="float">
            <text:p>48,04835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8.080018" calcext:value-type="float">
            <text:p>48,08001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8.002284" calcext:value-type="float">
            <text:p>48,00228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7.988385" calcext:value-type="float">
            <text:p>47,98838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7.994549" calcext:value-type="float">
            <text:p>47,99454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8.012167" calcext:value-type="float">
            <text:p>48,01216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7.983634" calcext:value-type="float">
            <text:p>47,98363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48027" calcext:value-type="float">
            <text:p>1,548027</text:p>
          </table:table-cell>
          <table:table-cell table:formula="of:=AVERAGE([.C51:.C60])" office:value-type="float" office:value="1.5459168" calcext:value-type="float">
            <text:p>1,5459168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46089" calcext:value-type="float">
            <text:p>1,54608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45936" calcext:value-type="float">
            <text:p>1,54593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44631" calcext:value-type="float">
            <text:p>1,54463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45317" calcext:value-type="float">
            <text:p>1,54531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46403" calcext:value-type="float">
            <text:p>1,54640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44779" calcext:value-type="float">
            <text:p>1,54477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46165" calcext:value-type="float">
            <text:p>1,54616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46632" calcext:value-type="float">
            <text:p>1,54663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1.545189" calcext:value-type="float">
            <text:p>1,54518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45621" calcext:value-type="float">
            <text:p>3,045621</text:p>
          </table:table-cell>
          <table:table-cell table:formula="of:=AVERAGE([.C61:.C70])" office:value-type="float" office:value="3.0453417" calcext:value-type="float">
            <text:p>3,0453417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43631" calcext:value-type="float">
            <text:p>3,04363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4602" calcext:value-type="float">
            <text:p>3,0460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45925" calcext:value-type="float">
            <text:p>3,04592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45372" calcext:value-type="float">
            <text:p>3,04537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43328" calcext:value-type="float">
            <text:p>3,04332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47529" calcext:value-type="float">
            <text:p>3,04752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45472" calcext:value-type="float">
            <text:p>3,04547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45712" calcext:value-type="float">
            <text:p>3,04571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.044807" calcext:value-type="float">
            <text:p>3,04480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41229" calcext:value-type="float">
            <text:p>6,041229</text:p>
          </table:table-cell>
          <table:table-cell table:formula="of:=AVERAGE([.C71:.C80])" office:value-type="float" office:value="6.0451051" calcext:value-type="float">
            <text:p>6,045105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54021" calcext:value-type="float">
            <text:p>6,05402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42673" calcext:value-type="float">
            <text:p>6,04267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44043" calcext:value-type="float">
            <text:p>6,04404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42302" calcext:value-type="float">
            <text:p>6,04230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44678" calcext:value-type="float">
            <text:p>6,04467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43952" calcext:value-type="float">
            <text:p>6,04395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4359" calcext:value-type="float">
            <text:p>6,0435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51256" calcext:value-type="float">
            <text:p>6,05125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6.043307" calcext:value-type="float">
            <text:p>6,04330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40818" calcext:value-type="float">
            <text:p>12,040818</text:p>
          </table:table-cell>
          <table:table-cell table:formula="of:=AVERAGE([.C81:.C90])" office:value-type="float" office:value="12.0410746" calcext:value-type="float">
            <text:p>12,0410746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38682" calcext:value-type="float">
            <text:p>12,03868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38314" calcext:value-type="float">
            <text:p>12,03831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3855" calcext:value-type="float">
            <text:p>12,0385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37887" calcext:value-type="float">
            <text:p>12,03788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38072" calcext:value-type="float">
            <text:p>12,03807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41109" calcext:value-type="float">
            <text:p>12,04110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34419" calcext:value-type="float">
            <text:p>12,03441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45618" calcext:value-type="float">
            <text:p>12,04561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.057277" calcext:value-type="float">
            <text:p>12,05727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4.029296" calcext:value-type="float">
            <text:p>24,029296</text:p>
          </table:table-cell>
          <table:table-cell table:formula="of:=AVERAGE([.C91:.C100])" office:value-type="float" office:value="24.0383166" calcext:value-type="float">
            <text:p>24,0383166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4.066529" calcext:value-type="float">
            <text:p>24,06652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4.028493" calcext:value-type="float">
            <text:p>24,02849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4.02724" calcext:value-type="float">
            <text:p>24,0272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4.02843" calcext:value-type="float">
            <text:p>24,0284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4.050881" calcext:value-type="float">
            <text:p>24,05088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4.03686" calcext:value-type="float">
            <text:p>24,0368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4.043906" calcext:value-type="float">
            <text:p>24,04390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4.034282" calcext:value-type="float">
            <text:p>24,03428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24.037249" calcext:value-type="float">
            <text:p>24,03724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800879" calcext:value-type="float">
            <text:p>0,800879</text:p>
          </table:table-cell>
          <table:table-cell table:formula="of:=AVERAGE([.C101:.C110])" office:value-type="float" office:value="0.8093942" calcext:value-type="float">
            <text:p>0,8093942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810579" calcext:value-type="float">
            <text:p>0,81057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810506" calcext:value-type="float">
            <text:p>0,81050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812426" calcext:value-type="float">
            <text:p>0,81242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811825" calcext:value-type="float">
            <text:p>0,81182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811387" calcext:value-type="float">
            <text:p>0,81138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807711" calcext:value-type="float">
            <text:p>0,80771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811871" calcext:value-type="float">
            <text:p>0,81187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808583" calcext:value-type="float">
            <text:p>0,80858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808175" calcext:value-type="float">
            <text:p>0,80817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67549" calcext:value-type="float">
            <text:p>1,567549</text:p>
          </table:table-cell>
          <table:table-cell table:formula="of:=AVERAGE([.C111:.C120])" office:value-type="float" office:value="1.5708103" calcext:value-type="float">
            <text:p>1,570810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71447" calcext:value-type="float">
            <text:p>1,57144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74732" calcext:value-type="float">
            <text:p>1,57473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68272" calcext:value-type="float">
            <text:p>1,56827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74312" calcext:value-type="float">
            <text:p>1,57431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71229" calcext:value-type="float">
            <text:p>1,57122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69922" calcext:value-type="float">
            <text:p>1,56992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73555" calcext:value-type="float">
            <text:p>1,57355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68136" calcext:value-type="float">
            <text:p>1,56813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1.568949" calcext:value-type="float">
            <text:p>1,56894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103156" calcext:value-type="float">
            <text:p>3,103156</text:p>
          </table:table-cell>
          <table:table-cell table:formula="of:=AVERAGE([.C121:.C130])" office:value-type="float" office:value="3.093657" calcext:value-type="float">
            <text:p>3,093657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088679" calcext:value-type="float">
            <text:p>3,08867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089709" calcext:value-type="float">
            <text:p>3,08970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088718" calcext:value-type="float">
            <text:p>3,088718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093686" calcext:value-type="float">
            <text:p>3,09368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094563" calcext:value-type="float">
            <text:p>3,09456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096521" calcext:value-type="float">
            <text:p>3,09652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101838" calcext:value-type="float">
            <text:p>3,101838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08738" calcext:value-type="float">
            <text:p>3,08738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3.09232" calcext:value-type="float">
            <text:p>3,0923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145038" calcext:value-type="float">
            <text:p>6,145038</text:p>
          </table:table-cell>
          <table:table-cell table:formula="of:=AVERAGE([.C131:.C140])" office:value-type="float" office:value="6.1489939" calcext:value-type="float">
            <text:p>6,1489939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143422" calcext:value-type="float">
            <text:p>6,14342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127064" calcext:value-type="float">
            <text:p>6,12706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145179" calcext:value-type="float">
            <text:p>6,14517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151131" calcext:value-type="float">
            <text:p>6,15113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130117" calcext:value-type="float">
            <text:p>6,13011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157755" calcext:value-type="float">
            <text:p>6,15775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163312" calcext:value-type="float">
            <text:p>6,16331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167345" calcext:value-type="float">
            <text:p>6,16734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6.159576" calcext:value-type="float">
            <text:p>6,15957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207731" calcext:value-type="float">
            <text:p>12,207731</text:p>
          </table:table-cell>
          <table:table-cell table:formula="of:=AVERAGE([.C141:.C150])" office:value-type="float" office:value="12.2354661" calcext:value-type="float">
            <text:p>12,2354661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205957" calcext:value-type="float">
            <text:p>12,20595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291453" calcext:value-type="float">
            <text:p>12,29145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220506" calcext:value-type="float">
            <text:p>12,22050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213721" calcext:value-type="float">
            <text:p>12,21372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301902" calcext:value-type="float">
            <text:p>12,30190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213162" calcext:value-type="float">
            <text:p>12,21316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202951" calcext:value-type="float">
            <text:p>12,20295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287933" calcext:value-type="float">
            <text:p>12,28793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.209345" calcext:value-type="float">
            <text:p>12,20934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74629" calcext:value-type="float">
            <text:p>0,474629</text:p>
          </table:table-cell>
          <table:table-cell table:formula="of:=AVERAGE([.C151:.C160])" office:value-type="float" office:value="0.4711221" calcext:value-type="float">
            <text:p>0,4711221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70277" calcext:value-type="float">
            <text:p>0,47027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72031" calcext:value-type="float">
            <text:p>0,47203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71702" calcext:value-type="float">
            <text:p>0,47170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67781" calcext:value-type="float">
            <text:p>0,46778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69413" calcext:value-type="float">
            <text:p>0,46941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73603" calcext:value-type="float">
            <text:p>0,47360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70657" calcext:value-type="float">
            <text:p>0,47065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70431" calcext:value-type="float">
            <text:p>0,47043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470697" calcext:value-type="float">
            <text:p>0,47069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895863" calcext:value-type="float">
            <text:p>0,895863</text:p>
          </table:table-cell>
          <table:table-cell table:formula="of:=AVERAGE([.C161:.C170])" office:value-type="float" office:value="0.8983195" calcext:value-type="float">
            <text:p>0,8983195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895008" calcext:value-type="float">
            <text:p>0,89500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922242" calcext:value-type="float">
            <text:p>0,92224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896083" calcext:value-type="float">
            <text:p>0,89608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894954" calcext:value-type="float">
            <text:p>0,89495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897293" calcext:value-type="float">
            <text:p>0,89729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893634" calcext:value-type="float">
            <text:p>0,89363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895567" calcext:value-type="float">
            <text:p>0,89556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897715" calcext:value-type="float">
            <text:p>0,89771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894836" calcext:value-type="float">
            <text:p>0,89483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741736" calcext:value-type="float">
            <text:p>1,741736</text:p>
          </table:table-cell>
          <table:table-cell table:formula="of:=AVERAGE([.C171:.C180])" office:value-type="float" office:value="1.7437634" calcext:value-type="float">
            <text:p>1,7437634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74046" calcext:value-type="float">
            <text:p>1,7404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744941" calcext:value-type="float">
            <text:p>1,74494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743638" calcext:value-type="float">
            <text:p>1,74363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742237" calcext:value-type="float">
            <text:p>1,74223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746262" calcext:value-type="float">
            <text:p>1,74626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744269" calcext:value-type="float">
            <text:p>1,74426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742711" calcext:value-type="float">
            <text:p>1,74271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746445" calcext:value-type="float">
            <text:p>1,74644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744935" calcext:value-type="float">
            <text:p>1,74493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449202" calcext:value-type="float">
            <text:p>3,449202</text:p>
          </table:table-cell>
          <table:table-cell table:formula="of:=AVERAGE([.C181:.C190])" office:value-type="float" office:value="3.4433105" calcext:value-type="float">
            <text:p>3,4433105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448176" calcext:value-type="float">
            <text:p>3,44817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439876" calcext:value-type="float">
            <text:p>3,43987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442127" calcext:value-type="float">
            <text:p>3,44212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444319" calcext:value-type="float">
            <text:p>3,44431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439671" calcext:value-type="float">
            <text:p>3,43967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438529" calcext:value-type="float">
            <text:p>3,43852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445439" calcext:value-type="float">
            <text:p>3,44543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446386" calcext:value-type="float">
            <text:p>3,44638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.43938" calcext:value-type="float">
            <text:p>3,4393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848269" calcext:value-type="float">
            <text:p>6,848269</text:p>
          </table:table-cell>
          <table:table-cell table:formula="of:=AVERAGE([.C191:.C200])" office:value-type="float" office:value="6.8442977" calcext:value-type="float">
            <text:p>6,8442977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839502" calcext:value-type="float">
            <text:p>6,83950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848222" calcext:value-type="float">
            <text:p>6,84822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844906" calcext:value-type="float">
            <text:p>6,84490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840502" calcext:value-type="float">
            <text:p>6,84050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848696" calcext:value-type="float">
            <text:p>6,84869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841142" calcext:value-type="float">
            <text:p>6,84114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850464" calcext:value-type="float">
            <text:p>6,85046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83849" calcext:value-type="float">
            <text:p>6,8384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6.842784" calcext:value-type="float">
            <text:p>6,84278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462136" calcext:value-type="float">
            <text:p>0,462136</text:p>
          </table:table-cell>
          <table:table-cell table:formula="of:=AVERAGE([.C201:.C210])" office:value-type="float" office:value="0.4587228" calcext:value-type="float">
            <text:p>0,4587228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458015" calcext:value-type="float">
            <text:p>0,45801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459079" calcext:value-type="float">
            <text:p>0,45907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446742" calcext:value-type="float">
            <text:p>0,44674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450418" calcext:value-type="float">
            <text:p>0,45041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469973" calcext:value-type="float">
            <text:p>0,46997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470035" calcext:value-type="float">
            <text:p>0,47003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449281" calcext:value-type="float">
            <text:p>0,44928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456632" calcext:value-type="float">
            <text:p>0,45663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464917" calcext:value-type="float">
            <text:p>0,46491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74269" calcext:value-type="float">
            <text:p>0,74269</text:p>
          </table:table-cell>
          <table:table-cell table:formula="of:=AVERAGE([.C211:.C220])" office:value-type="float" office:value="0.8100172" calcext:value-type="float">
            <text:p>0,8100172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764032" calcext:value-type="float">
            <text:p>0,76403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775056" calcext:value-type="float">
            <text:p>0,77505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831194" calcext:value-type="float">
            <text:p>0,83119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878264" calcext:value-type="float">
            <text:p>0,87826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922943" calcext:value-type="float">
            <text:p>0,92294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761979" calcext:value-type="float">
            <text:p>0,76197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778343" calcext:value-type="float">
            <text:p>0,77834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772452" calcext:value-type="float">
            <text:p>0,77245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873219" calcext:value-type="float">
            <text:p>0,87321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458981" calcext:value-type="float">
            <text:p>1,458981</text:p>
          </table:table-cell>
          <table:table-cell table:formula="of:=AVERAGE([.C221:.C230])" office:value-type="float" office:value="1.433182" calcext:value-type="float">
            <text:p>1,433182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376808" calcext:value-type="float">
            <text:p>1,37680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470924" calcext:value-type="float">
            <text:p>1,47092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310545" calcext:value-type="float">
            <text:p>1,31054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364204" calcext:value-type="float">
            <text:p>1,36420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355436" calcext:value-type="float">
            <text:p>1,35543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492718" calcext:value-type="float">
            <text:p>1,49271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569028" calcext:value-type="float">
            <text:p>1,56902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501508" calcext:value-type="float">
            <text:p>1,50150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1.431668" calcext:value-type="float">
            <text:p>1,43166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765257" calcext:value-type="float">
            <text:p>2,765257</text:p>
          </table:table-cell>
          <table:table-cell table:formula="of:=AVERAGE([.C231:.C240])" office:value-type="float" office:value="2.6689194" calcext:value-type="float">
            <text:p>2,6689194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554775" calcext:value-type="float">
            <text:p>2,55477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511981" calcext:value-type="float">
            <text:p>2,51198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659101" calcext:value-type="float">
            <text:p>2,65910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698824" calcext:value-type="float">
            <text:p>2,69882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65952" calcext:value-type="float">
            <text:p>2,6595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820678" calcext:value-type="float">
            <text:p>2,82067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593687" calcext:value-type="float">
            <text:p>2,59368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645798" calcext:value-type="float">
            <text:p>2,64579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2.779573" calcext:value-type="float">
            <text:p>2,77957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5.067557" calcext:value-type="float">
            <text:p>5,067557</text:p>
          </table:table-cell>
          <table:table-cell table:formula="of:=AVERAGE([.C241:.C250])" office:value-type="float" office:value="5.1030942" calcext:value-type="float">
            <text:p>5,1030942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5.133379" calcext:value-type="float">
            <text:p>5,13337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5.180919" calcext:value-type="float">
            <text:p>5,18091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4.988282" calcext:value-type="float">
            <text:p>4,98828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5.039507" calcext:value-type="float">
            <text:p>5,03950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5.111365" calcext:value-type="float">
            <text:p>5,11136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5.04975" calcext:value-type="float">
            <text:p>5,0497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5.047942" calcext:value-type="float">
            <text:p>5,04794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5.223634" calcext:value-type="float">
            <text:p>5,22363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5.188607" calcext:value-type="float">
            <text:p>5,1886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4">
      <number:day/>
      <number:text>/</number:text>
      <number:month/>
      <number:text>/</number:text>
      <number:year number:style="long"/>
    </number:date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2">
      <number:number number:decimal-places="4" number:min-decimal-places="4" number:min-integer-digits="1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time-style style:name="N120">
      <number:hours/>
      <number:text>:</number:text>
      <number:minute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month number:textual="true"/>
      <number:text>/</number:text>
      <number:year/>
    </number:date-style>
    <number:date-style style:name="N145">
      <number:day/>
      <number:text>/</number:text>
      <number:month number:textual="true"/>
      <number:text>/</number:text>
      <number:year/>
    </number:date-style>
    <number:date-style style:name="N11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44">
      <number:day/>
      <number:text>/</number:text>
      <number:month number:textual="true"/>
    </number:date-style>
    <number:time-style style:name="N115">
      <number:minutes number:style="long"/>
      <number:text>:</number:text>
      <number:seconds number:style="long" number:decimal-places="1"/>
    </number:time-style>
    <number:number-style style:name="N14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1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number-style style:name="N13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1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07">
      <number:number number:decimal-places="5" number:min-decimal-places="5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8T19:50:53.134914488</dc:date>
    <meta:editing-duration>PT3H32M12S</meta:editing-duration>
    <meta:editing-cycles>6</meta:editing-cycles>
    <meta:generator>LibreOffice/7.3.7.2$Linux_X86_64 LibreOffice_project/30$Build-2</meta:generator>
    <meta:document-statistic meta:table-count="2" meta:cell-count="889" meta:object-count="0"/>
  </office:meta>
</office:document-meta>
</file>